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Courier New1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svg:stroke-color="#7b3d00" draw:fill-color="#ffb66c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svg:stroke-color="#7b3d00" draw:fill-color="#ffb66c" draw:textarea-horizontal-align="justify" draw:textarea-vertical-align="middle" draw:auto-grow-height="false" fo:min-height="0.511cm" fo:min-width="3.811cm"/>
      <style:paragraph-properties style:writing-mode="lr-tb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436cm" fo:min-width="6.268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5cm" fo:min-width="5.08cm"/>
      <style:paragraph-properties style:writing-mode="lr-tb"/>
    </style:style>
    <style:style style:name="gr20" style:family="graphic" style:parent-style-name="standard">
      <style:graphic-properties svg:stroke-color="#7b3d00" draw:fill-color="#ffb66c" draw:textarea-horizontal-align="justify" draw:textarea-vertical-align="middle" draw:auto-grow-height="false" fo:min-height="2.542cm" fo:min-width="3.28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2.541cm" fo:min-width="3.341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5.08cm"/>
      <style:paragraph-properties style:writing-mode="lr-tb"/>
    </style:style>
    <style:style style:name="gr23" style:family="graphic" style:parent-style-name="standard">
      <style:graphic-properties svg:stroke-color="#706e0c" draw:fill-color="#e6e905" draw:textarea-horizontal-align="justify" draw:textarea-vertical-align="middle" draw:auto-grow-height="false" fo:min-height="3.065cm" fo:min-width="4.086cm"/>
      <style:paragraph-properties style:writing-mode="lr-tb"/>
    </style:style>
    <style:style style:name="gr24" style:family="graphic" style:parent-style-name="standard">
      <style:graphic-properties svg:stroke-color="#706e0c" draw:fill-color="#e6e905" draw:textarea-horizontal-align="justify" draw:textarea-vertical-align="middle" draw:auto-grow-height="false" fo:min-height="2.541cm" fo:min-width="3.88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70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76cm" fo:min-width="7.056cm"/>
      <style:paragraph-properties style:writing-mode="lr-tb"/>
    </style:style>
    <style:style style:name="gr27" style:family="graphic" style:parent-style-name="standard">
      <style:graphic-properties svg:stroke-color="#7b3d00" draw:fill-color="#ffb66c" draw:textarea-horizontal-align="justify" draw:textarea-vertical-align="middle" draw:auto-grow-height="false" fo:min-height="2.542cm" fo:min-width="3.281cm"/>
      <style:paragraph-properties style:writing-mode="lr-tb"/>
    </style:style>
    <style:style style:name="gr28" style:family="graphic" style:parent-style-name="objectwithoutfill">
      <style:graphic-properties draw:marker-end="Arrowheads_20_1" draw:marker-end-width="0.3cm" draw:fill="none" draw:textarea-vertical-align="middle"/>
    </style:style>
    <style:style style:name="gr29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1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1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1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1" fo:font-size="10pt"/>
    </style:style>
    <style:style style:name="P17" style:family="paragraph">
      <loext:graphic-properties draw:fill-color="#ffb66c"/>
      <style:paragraph-properties fo:text-align="center" style:writing-mode="lr-tb"/>
      <style:text-properties style:font-name="Courier New1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1" fo:font-size="10pt"/>
    </style:style>
    <style:style style:name="P19" style:family="paragraph">
      <style:paragraph-properties fo:text-align="center" style:writing-mode="lr-tb"/>
      <style:text-properties style:font-name="Courier New1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1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style:font-name="Courier New1" fo:font-size="12pt" fo:letter-spacing="0.06cm" fo:font-weight="bold"/>
    </style:style>
    <style:style style:name="P22" style:family="paragraph">
      <loext:graphic-properties draw:fill-color="#faa61a"/>
      <style:paragraph-properties fo:text-align="center" style:writing-mode="lr-tb"/>
      <style:text-properties style:font-name="Courier New1" fo:font-size="10pt"/>
    </style:style>
    <style:style style:name="P23" style:family="paragraph">
      <loext:graphic-properties draw:fill-color="#ffb66c"/>
      <style:paragraph-properties fo:text-align="center"/>
    </style:style>
    <style:style style:name="P24" style:family="paragraph">
      <style:paragraph-properties fo:text-align="center" style:writing-mode="lr-tb"/>
      <style:text-properties fo:color="#808080" loext:opacity="100%" style:font-name="Courier New1" fo:font-size="10pt" fo:font-weight="normal"/>
    </style:style>
    <style:style style:name="P25" style:family="paragraph">
      <loext:graphic-properties draw:fill-color="#000000"/>
      <style:paragraph-properties fo:text-align="center" style:writing-mode="lr-tb"/>
      <style:text-properties fo:color="#808080" loext:opacity="100%" style:font-name="Courier New1" fo:font-size="10pt" fo:font-weight="normal"/>
    </style:style>
    <style:style style:name="P26" style:family="paragraph">
      <style:paragraph-properties fo:text-align="center" style:writing-mode="lr-tb"/>
      <style:text-properties fo:color="#808080" loext:opacity="100%" style:font-name="Courier New1" fo:font-size="10pt" fo:letter-spacing="0.06cm" fo:font-weight="bold"/>
    </style:style>
    <style:style style:name="P27" style:family="paragraph">
      <loext:graphic-properties draw:fill-color="#111111"/>
      <style:paragraph-properties fo:text-align="center" style:writing-mode="lr-tb"/>
      <style:text-properties fo:color="#808080" loext:opacity="100%" style:font-name="Courier New1" fo:font-size="10pt" fo:letter-spacing="0.06cm" fo:font-weight="bold"/>
    </style:style>
    <style:style style:name="P28" style:family="paragraph">
      <style:paragraph-properties fo:text-align="center" style:writing-mode="lr-tb"/>
      <style:text-properties fo:color="#808080" loext:opacity="100%" style:font-name="Courier New1" fo:font-size="10pt" style:font-size-asian="14pt" style:font-size-complex="14pt"/>
    </style:style>
    <style:style style:name="P29" style:family="paragraph">
      <loext:graphic-properties draw:fill-color="#000000"/>
      <style:paragraph-properties fo:text-align="center" style:writing-mode="lr-tb"/>
      <style:text-properties fo:color="#808080" loext:opacity="100%" style:font-name="Courier New1" fo:font-size="10pt" style:font-size-asian="14pt" style:font-size-complex="14pt"/>
    </style:style>
    <style:style style:name="P30" style:family="paragraph">
      <loext:graphic-properties draw:fill-color="#e6e905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4pt"/>
    </style:style>
    <style:style style:name="P32" style:family="paragraph">
      <loext:graphic-properties draw:fill-color="#e6e905"/>
      <style:paragraph-properties fo:text-align="center" style:writing-mode="lr-tb"/>
      <style:text-properties fo:font-size="14pt"/>
    </style:style>
    <style:style style:name="P33" style:family="paragraph">
      <style:paragraph-properties fo:text-align="center"/>
      <style:text-properties style:font-name="Courier New1" fo:font-size="10pt"/>
    </style:style>
    <style:style style:name="P34" style:family="paragraph">
      <loext:graphic-properties draw:fill-color="#ffb66c"/>
      <style:paragraph-properties fo:text-align="center"/>
      <style:text-properties style:font-name="Courier New1" fo:font-size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4pt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1" fo:font-size="10pt" style:font-size-asian="14pt" style:font-size-complex="14pt"/>
    </style:style>
    <style:style style:name="T6" style:family="text">
      <style:text-properties style:font-name="Courier New1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1" fo:font-size="10pt"/>
    </style:style>
    <style:style style:name="T10" style:family="text">
      <style:text-properties style:font-name="Courier New1" fo:font-size="8pt" style:font-size-asian="8pt" style:font-size-complex="8pt"/>
    </style:style>
    <style:style style:name="T11" style:family="text">
      <style:text-properties fo:color="#808080" loext:opacity="100%" style:font-name="Courier New1" fo:font-size="12pt" fo:letter-spacing="0.06cm" fo:font-weight="bold"/>
    </style:style>
    <style:style style:name="T12" style:family="text">
      <style:text-properties fo:color="#808080" loext:opacity="100%" style:font-name="Courier New1" fo:font-size="10pt" fo:font-weight="normal"/>
    </style:style>
    <style:style style:name="T13" style:family="text">
      <style:text-properties fo:color="#808080" loext:opacity="100%" style:font-name="Courier New1" fo:font-size="10pt" fo:letter-spacing="0.06cm" fo:font-weight="bold"/>
    </style:style>
    <style:style style:name="T14" style:family="text">
      <style:text-properties fo:color="#808080" loext:opacity="100%" style:font-name="Courier New1" fo:font-size="10pt" style:font-size-asian="14pt" style:font-size-complex="14pt"/>
    </style:style>
    <style:style style:name="T1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  <draw:custom-shape draw:style-name="gr16" draw:text-style-name="P17" draw:layer="layout" svg:width="3.81cm" svg:height="0.635cm" svg:x="15.875cm" svg:y="13.33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ApplicationFramework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window_wid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window_heigh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6cm" svg:y="14.606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3.81cm" svg:height="0.635cm" svg:x="22.225cm" svg:y="0.635cm">
          <text:p text:style-name="P16"><text:span text:style-name="T9">window_tit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17.145cm" svg:y="10.795cm">
          <text:p text:style-name="P12"><text:span text:style-name="T6">Event</text:span><text:span text:style-name="T6"><text:line-break/></text:span><text:span text:style-name="T6">Message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0.795cm">
          <text:p text:style-name="P12"><text:span text:style-name="T6">Window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3.335cm">
          <text:p text:style-name="P12"><text:span text:style-name="T6">Input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5.875cm">
          <text:p text:style-name="P12"><text:span text:style-name="T6">Keyboard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8.415cm">
          <text:p text:style-name="P12"><text:span text:style-name="T6">Mouse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EndToEnd" draw:style-name="dp1" draw:master-page-name="Default">
        <draw:custom-shape draw:style-name="gr16" draw:text-style-name="P17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main()</text:span></text:p>
          <text:p text:style-name="P7"><text:span text:style-name="T2"/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14.605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15.875cm" svg:y="12.065cm">
          <text:p text:style-name="P11"><text:span text:style-name="T5">User_Mouse_Hand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3.81cm" svg:height="3.81cm" svg:x="22.225cm" svg:y="12.06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4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24.76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5" draw:layer="layout" svg:width="5.08cm" svg:height="2.54cm" svg:x="14.605cm" svg:y="20.32cm">
          <text:p text:style-name="P24"><text:span text:style-name="T12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6.03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5.4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4.76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7" draw:layer="layout" svg:width="5.08cm" svg:height="2.54cm" svg:x="9.525cm" svg:y="9.525cm">
          <text:p text:style-name="P26"><text:span text:style-name="T13">Video Back Buffer</text:span></text:p>
          <text:p text:style-name="P26"><text:span text:style-name="T13">6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2.065cm">
          <text:p text:style-name="P26"><text:span text:style-name="T13">SDL Surface</text:span><text:span text:style-name="T13"><text:line-break/></text:span><text:span text:style-name="T13">8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4.605cm">
          <text:p text:style-name="P26"><text:span text:style-name="T13">SDL Surfac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7.145cm">
          <text:p text:style-name="P26"><text:span text:style-name="T13">SDL Texture</text:span><text:span text:style-name="T13"><text:line-break/></text:span><text:span text:style-name="T13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9" draw:layer="layout" svg:width="5.08cm" svg:height="0.635cm" svg:x="9.525cm" svg:y="20.32cm">
          <text:p text:style-name="P28"><text:span text:style-name="T14">SDL_RenderCopy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3" draw:text-style-name="P30" draw:layer="layout" svg:width="5.08cm" svg:height="3.81cm" svg:x="0.635cm" svg:y="0.635cm">
          <text:p text:style-name="P3">Applic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0.635cm" svg:y="5.715cm">
          <text:p text:style-name="P31"><text:span text:style-name="T15">Application.cpp</text:span><text:span text:style-name="T15"><text:line-break/></text:span><text:span text:style-name="T15">Application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13.335cm" svg:y="0.635cm">
          <text:p text:style-name="P3">SDL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19.685cm" svg:y="0.635cm">
          <text:p text:style-name="P3">ImGui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0" draw:layer="layout" svg:width="5.08cm" svg:height="3.81cm" svg:x="6.985cm" svg:y="0.635cm">
          <text:p text:style-name="P3">Mo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6.985cm" svg:y="5.715cm">
          <text:p text:style-name="P31"><text:span text:style-name="T15">Platform_MoX.cpp</text:span><text:span text:style-name="T15"><text:line-break/></text:span><text:span text:style-name="T15">Platform_MoX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3.335cm" svg:y="5.715cm">
          <text:p text:style-name="P31"><text:span text:style-name="T15">Platform_SDL2.cpp</text:span><text:span text:style-name="T15"><text:line-break/></text:span><text:span text:style-name="T15">Platform_SDL2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2" draw:layer="layout" svg:width="5.08cm" svg:height="2.54cm" svg:x="19.685cm" svg:y="5.715cm">
          <text:p text:style-name="P31"><text:span text:style-name="T15">Platform_ImGui.cpp</text:span><text:span text:style-name="T15"><text:line-break/></text:span><text:span text:style-name="T15">Platform_ImGui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2" draw:layer="layout" svg:width="5.08cm" svg:height="1.27cm" svg:x="0.635cm" svg:y="9.525cm">
          <text:p text:style-name="P12"><text:span text:style-name="T6">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0.795cm">
          <text:p text:style-name="P12"><text:span text:style-name="T6">~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3.33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30" draw:layer="layout" svg:width="5.08cm" svg:height="3.81cm" svg:x="36.195cm" svg:y="18.415cm">
          <text:p text:style-name="P3">Graphic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36.195cm" svg:y="23.495cm">
          <text:p text:style-name="P31"><text:span text:style-name="T15">Graphics.cpp</text:span><text:span text:style-name="T15"><text:line-break/></text:span><text:span text:style-name="T15">Graphics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0" draw:layer="layout" svg:width="5.08cm" svg:height="3.81cm" svg:x="29.845cm" svg:y="18.415cm">
          <text:p text:style-name="P3">Windo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2" draw:layer="layout" svg:width="5.08cm" svg:height="2.54cm" svg:x="29.845cm" svg:y="23.495cm">
          <text:p text:style-name="P31"><text:span text:style-name="T15">Window.cpp</text:span><text:span text:style-name="T15"><text:line-break/></text:span><text:span text:style-name="T15">Window.hp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6" draw:style-name="dp1" draw:master-page-name="Default">
        <draw:custom-shape draw:style-name="gr25" draw:text-style-name="P12" draw:layer="layout" svg:width="5.08cm" svg:height="1.27cm" svg:x="0.635cm" svg:y="0.63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5.715cm">
          <text:p text:style-name="P12"><text:span text:style-name="T6">Combat_Figure_Load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4.445cm" svg:y="6.985cm">
          <text:p text:style-name="P12"><text:span text:style-name="T6">EMM_FIGUREX_Init__HACK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7" draw:layer="layout" svg:width="3.81cm" svg:height="0.635cm" svg:x="17.145cm" svg:y="6.985cm">
          <text:p text:style-name="P16"><text:span text:style-name="T9">EMM_PageFr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17.145cm" svg:y="8.255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12" draw:layer="layout" svg:width="7.62cm" svg:height="1.27cm" svg:x="4.445cm" svg:y="8.255cm">
          <text:p text:style-name="P12"><text:span text:style-name="T6">LBX_Reload_Next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4.445cm" svg:y="9.525cm">
          <text:p text:style-name="P12"><text:span text:style-name="T6">USELESS_Combat_Figure_Load_Compos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4" draw:layer="layout" svg:width="3.81cm" svg:height="3.81cm" svg:x="22.225cm" svg:y="10.795cm">
          <text:p text:style-name="P33">EmmHndl_FIGUREX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2" draw:layer="layout" svg:width="7.62cm" svg:height="1.27cm" svg:x="1.905cm" svg:y="13.335cm">
          <text:p text:style-name="P12"><text:span text:style-name="T6">CMB_Units_Init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14.605cm">
          <text:p text:style-name="P12"><text:span text:style-name="T6">Load_Battle_Unit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15.875cm">
          <text:p text:style-name="P12"><text:span text:style-name="T6">Combat_Figure_Load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17.145cm">
          <text:p text:style-name="P12"><text:span text:style-name="T6">Load_Battle_Unit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18.415cm">
          <text:p text:style-name="P35"><text:span text:style-name="T6">Combat_Figure_Load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19.685cm">
          <text:p text:style-name="P12"><text:span text:style-name="T6">Deploy_Battle_Unit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3.175cm" svg:y="20.955cm">
          <text:p text:style-name="P12"><text:span text:style-name="T6">Deploy_Battle_Unit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0.635cm" svg:y="12.065cm">
          <text:p text:style-name="P12"><text:span text:style-name="T6">Tactical_Combat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4" draw:layer="layout" svg:width="3.81cm" svg:height="3.81cm" svg:x="22.225cm" svg:y="14.605cm">
          <text:p text:style-name="P33">CMB_BU_Figure_GFX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2" draw:layer="layout" svg:width="7.62cm" svg:height="1.27cm" svg:x="14.605cm" svg:y="23.495cm">
          <text:p text:style-name="P12"><text:span text:style-name="T6">CMB_DrawEntities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14.605cm" svg:y="3.175cm">
          <text:p text:style-name="P12"><text:span text:style-name="T6">CMB_CreateEntity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13.335cm" svg:y="1.905cm">
          <text:p text:style-name="P12"><text:span text:style-name="T6">CMB_SpawnFigure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12.065cm" svg:y="0.635cm">
          <text:p text:style-name="P12"><text:span text:style-name="T6">CMB_CreateEntities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7" draw:style-name="dp1" draw:master-page-name="Default">
        <draw:custom-shape draw:style-name="gr26" draw:text-style-name="P12" draw:layer="layout" svg:width="7.62cm" svg:height="1.27cm" svg:x="14.605cm" svg:y="13.335cm">
          <text:p text:style-name="P12"><text:span text:style-name="T6">CMB_DrawEntities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13.335cm" svg:y="10.795cm">
          <text:p text:style-name="P12"><text:span text:style-name="T6">CMB_DrawMap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7.62cm" svg:height="1.27cm" svg:x="14.605cm" svg:y="12.065cm">
          <text:p text:style-name="P12"><text:span text:style-name="T6">CMB_Predraw_Figures__WI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4" draw:layer="layout" svg:width="3.81cm" svg:height="3.81cm" svg:x="27.305cm" svg:y="5.715cm">
          <text:p text:style-name="P33">EmmHndl_FIGUREX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7" draw:text-style-name="P34" draw:layer="layout" svg:width="3.81cm" svg:height="3.81cm" svg:x="27.305cm" svg:y="9.525cm">
          <text:p text:style-name="P33">CMB_BU_Figure_GFX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7" draw:layer="layout" svg:width="3.81cm" svg:height="0.635cm" svg:x="23.495cm" svg:y="5.715cm">
          <text:p text:style-name="P16"><text:span text:style-name="T9">EMM_PageFr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12" draw:layer="layout" svg:width="7.62cm" svg:height="1.27cm" svg:x="15.875cm" svg:y="14.605cm">
          <text:p text:style-name="P12"><text:span text:style-name="T6">Draw_Picture_Windowed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4" xml:id="id3" draw:id="id3" draw:layer="layout" svg:width="3.81cm" svg:height="3.81cm" svg:x="27.305cm" svg:y="13.335cm">
          <text:p text:style-name="P33">combat_grid_entiti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7" draw:text-style-name="P34" xml:id="id1" draw:id="id1" draw:layer="layout" svg:width="3.81cm" svg:height="3.81cm" svg:x="27.305cm" svg:y="17.145cm">
          <text:p text:style-name="P33">combat_entity_draw_order_arra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7" xml:id="id2" draw:id="id2" draw:layer="layout" svg:width="3.81cm" svg:height="0.635cm" svg:x="23.495cm" svg:y="17.145cm">
          <text:p text:style-name="P16"><text:span text:style-name="T9">combat_grid_entity_id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8" draw:text-style-name="P36" draw:layer="layout" draw:type="curve" svg:x1="27.305cm" svg:y1="19.05cm" svg:x2="25.4cm" svg:y2="17.743cm" draw:start-shape="id1" draw:start-glue-point="5" draw:end-shape="id2" draw:end-glue-point="6" svg:d="M27305 19050c-1270 0-1905-435-1905-1307" svg:viewBox="0 0 1906 1308">
          <text:p/>
        </draw:connector>
        <draw:connector draw:style-name="gr29" draw:text-style-name="P36" draw:layer="layout" draw:type="curve" svg:x1="25.4cm" svg:y1="17.145cm" svg:x2="27.305cm" svg:y2="15.24cm" draw:start-shape="id2" draw:start-glue-point="4" draw:end-shape="id3" draw:end-glue-point="5" svg:d="M25400 17145c0-1270 635-1905 1905-1905" svg:viewBox="0 0 1906 190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Courier New1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15DT3H16M38S</meta:editing-duration>
    <meta:editing-cycles>93</meta:editing-cycles>
    <meta:generator>LibreOffice/7.0.5.2$Windows_X86_64 LibreOffice_project/64390860c6cd0aca4beafafcfd84613dd9dfb63a</meta:generator>
    <dc:date>2024-11-27T15:04:40.588000000</dc:date>
    <meta:document-statistic meta:object-count="127"/>
    <meta:template xlink:type="simple" xlink:actuate="onRequest" xlink:title="ProgramFlow" xlink:href="../../../../../Users/jbalcomb/AppData/Roaming/LibreOffice/4/user/template/ProgramFlow.otg" meta:date="2022-07-29T10:02:12.436000000"/>
  </office:meta>
</office:document-meta>
</file>